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Header">
      <style:paragraph-properties fo:margin-left="0in" fo:margin-right="0.25in" fo:text-indent="0in" style:auto-text-indent="false"/>
    </style:style>
    <style:style style:name="P2" style:family="paragraph" style:parent-style-name="Header">
      <style:paragraph-properties fo:text-align="end" style:justify-single-word="false"/>
    </style:style>
    <style:style style:name="P3" style:family="paragraph" style:parent-style-name="Standard">
      <style:paragraph-properties fo:margin-left="0in" fo:margin-right="0in" fo:text-indent="0.4925in" style:auto-text-indent="false"/>
    </style:style>
    <style:style style:name="P4" style:family="paragraph" style:parent-style-name="Standard">
      <style:paragraph-properties fo:text-align="center" style:justify-single-word="false"/>
    </style:style>
    <style:style style:name="P5" style:family="paragraph" style:parent-style-name="Normal_20__28_Web_29_">
      <style:paragraph-properties fo:margin-left="0.3937in" fo:margin-right="0in" fo:text-indent="-0.3937in" style:auto-text-indent="false">
        <style:tab-stops/>
      </style:paragraph-properties>
    </style:style>
    <style:style style:name="P6" style:family="paragraph" style:parent-style-name="Normal_20__28_Web_29_">
      <style:paragraph-properties fo:margin-left="0.3937in" fo:margin-right="0in" fo:text-indent="-0.3937in" style:auto-text-indent="false">
        <style:tab-stops/>
      </style:paragraph-properties>
      <style:text-properties officeooo:paragraph-rsid="00a2a1ab"/>
    </style:style>
    <style:style style:name="P7" style:family="paragraph" style:parent-style-name="Normal_20__28_Web_29_">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indent="0.4925in" style:auto-text-indent="false"/>
      <style:text-properties officeooo:paragraph-rsid="00279257"/>
    </style:style>
    <style:style style:name="P9" style:family="paragraph" style:parent-style-name="Standard">
      <style:paragraph-properties fo:margin-left="0in" fo:margin-right="0in" fo:text-indent="0.4925in" style:auto-text-indent="false"/>
      <style:text-properties officeooo:paragraph-rsid="00416c60"/>
    </style:style>
    <style:style style:name="P10" style:family="paragraph" style:parent-style-name="Standard">
      <style:paragraph-properties fo:margin-left="0in" fo:margin-right="0in" fo:text-indent="0.4925in" style:auto-text-indent="false"/>
      <style:text-properties officeooo:paragraph-rsid="00546ee3"/>
    </style:style>
    <style:style style:name="P11" style:family="paragraph" style:parent-style-name="Standard">
      <style:paragraph-properties fo:margin-left="0in" fo:margin-right="0in" fo:text-indent="0.4925in" style:auto-text-indent="false"/>
      <style:text-properties officeooo:paragraph-rsid="0059062a"/>
    </style:style>
    <style:style style:name="P12" style:family="paragraph" style:parent-style-name="Standard">
      <style:text-properties officeooo:paragraph-rsid="0039c2c7"/>
    </style:style>
    <style:style style:name="P13" style:family="paragraph" style:parent-style-name="Header">
      <style:paragraph-properties fo:margin-left="0in" fo:margin-right="0.25in" fo:text-indent="0in" style:auto-text-indent="false"/>
    </style:style>
    <style:style style:name="P14" style:family="paragraph" style:parent-style-name="Header">
      <style:paragraph-properties fo:text-align="end" style:justify-single-word="false"/>
    </style:style>
    <style:style style:name="P15" style:family="paragraph" style:parent-style-name="Standard" style:master-page-name="MPF0">
      <style:paragraph-properties style:page-number="auto" fo:break-before="page"/>
    </style:style>
    <style:style style:name="P16" style:family="paragraph" style:parent-style-name="Standard">
      <style:paragraph-properties fo:margin-left="0in" fo:margin-right="0in" fo:text-indent="0.4925in" style:auto-text-indent="false"/>
      <style:text-properties officeooo:paragraph-rsid="00416c60"/>
    </style:style>
    <style:style style:name="T1" style:family="text">
      <style:text-properties officeooo:rsid="00a619db"/>
    </style:style>
    <style:style style:name="T2" style:family="text">
      <style:text-properties fo:font-style="italic" style:font-style-asian="italic" style:font-style-complex="italic"/>
    </style:style>
    <style:style style:name="T3" style:family="text">
      <style:text-properties officeooo:rsid="0020ce0b"/>
    </style:style>
    <style:style style:name="T4" style:family="text">
      <style:text-properties officeooo:rsid="0023677c"/>
    </style:style>
    <style:style style:name="T5" style:family="text">
      <style:text-properties officeooo:rsid="0023efba"/>
    </style:style>
    <style:style style:name="T6" style:family="text">
      <style:text-properties officeooo:rsid="00255903"/>
    </style:style>
    <style:style style:name="T7" style:family="text">
      <style:text-properties officeooo:rsid="00279257"/>
    </style:style>
    <style:style style:name="T8" style:family="text">
      <style:text-properties officeooo:rsid="0029db59"/>
    </style:style>
    <style:style style:name="T9" style:family="text">
      <style:text-properties officeooo:rsid="0031563c"/>
    </style:style>
    <style:style style:name="T10" style:family="text">
      <style:text-properties officeooo:rsid="00321424"/>
    </style:style>
    <style:style style:name="T11" style:family="text">
      <style:text-properties officeooo:rsid="00339200"/>
    </style:style>
    <style:style style:name="T12" style:family="text">
      <style:text-properties officeooo:rsid="00354d1d"/>
    </style:style>
    <style:style style:name="T13" style:family="text">
      <style:text-properties officeooo:rsid="0035ccb5"/>
    </style:style>
    <style:style style:name="T14" style:family="text">
      <style:text-properties officeooo:rsid="003afa45"/>
    </style:style>
    <style:style style:name="T15" style:family="text">
      <style:text-properties officeooo:rsid="003b612c"/>
    </style:style>
    <style:style style:name="T16" style:family="text">
      <style:text-properties officeooo:rsid="003f8cc3"/>
    </style:style>
    <style:style style:name="T17" style:family="text">
      <style:text-properties officeooo:rsid="00426137"/>
    </style:style>
    <style:style style:name="T18" style:family="text">
      <style:text-properties officeooo:rsid="003b31e7"/>
    </style:style>
    <style:style style:name="T19" style:family="text">
      <style:text-properties officeooo:rsid="0042470d"/>
    </style:style>
    <style:style style:name="T20" style:family="text">
      <style:text-properties officeooo:rsid="00546ee3"/>
    </style:style>
    <style:style style:name="T21" style:family="text">
      <style:text-properties officeooo:rsid="00572eab"/>
    </style:style>
    <style:style style:name="T22" style:family="text">
      <style:text-properties officeooo:rsid="0059062a"/>
    </style:style>
    <style:style style:name="T23" style:family="text">
      <style:text-properties officeooo:rsid="00591024"/>
    </style:style>
    <style:style style:name="T24" style:family="text">
      <style:text-properties officeooo:rsid="005c1361"/>
    </style:style>
    <style:style style:name="T25" style:family="text">
      <style:text-properties officeooo:rsid="005dc8b4"/>
    </style:style>
    <style:style style:name="T26" style:family="text">
      <style:text-properties officeooo:rsid="0060f935"/>
    </style:style>
    <style:style style:name="T27" style:family="text">
      <style:text-properties officeooo:rsid="006f6633"/>
    </style:style>
    <style:style style:name="T28" style:family="text">
      <style:text-properties officeooo:rsid="0072e93b"/>
    </style:style>
    <style:style style:name="T29" style:family="text">
      <style:text-properties officeooo:rsid="0075dae7"/>
    </style:style>
    <style:style style:name="T30" style:family="text">
      <style:text-properties officeooo:rsid="00785dfa"/>
    </style:style>
    <style:style style:name="T31" style:family="text">
      <style:text-properties officeooo:rsid="0079156f"/>
    </style:style>
    <style:style style:name="T32" style:family="text">
      <style:text-properties officeooo:rsid="007d83f1"/>
    </style:style>
    <style:style style:name="T33" style:family="text">
      <style:text-properties officeooo:rsid="007f0937"/>
    </style:style>
    <style:style style:name="T34" style:family="text">
      <style:text-properties officeooo:rsid="00804c19"/>
    </style:style>
    <style:style style:name="T35" style:family="text">
      <style:text-properties officeooo:rsid="00808d64"/>
    </style:style>
    <style:style style:name="T36" style:family="text">
      <style:text-properties officeooo:rsid="00822359"/>
    </style:style>
    <style:style style:name="T37" style:family="text">
      <style:text-properties officeooo:rsid="008391c2"/>
    </style:style>
    <style:style style:name="T38" style:family="text">
      <style:text-properties officeooo:rsid="008ae3cd"/>
    </style:style>
    <style:style style:name="T39" style:family="text">
      <style:text-properties officeooo:rsid="008c9972"/>
    </style:style>
    <style:style style:name="T40" style:family="text">
      <style:text-properties officeooo:rsid="0090b9eb"/>
    </style:style>
    <style:style style:name="T41" style:family="text">
      <style:text-properties officeooo:rsid="00916fdc"/>
    </style:style>
    <style:style style:name="T42" style:family="text">
      <style:text-properties officeooo:rsid="0092d102"/>
    </style:style>
    <style:style style:name="T43" style:family="text">
      <style:text-properties officeooo:rsid="0093ec60"/>
    </style:style>
    <style:style style:name="T44" style:family="text">
      <style:text-properties officeooo:rsid="009d5ce9"/>
    </style:style>
    <style:style style:name="T45" style:family="text">
      <style:text-properties officeooo:rsid="009e376e"/>
    </style:style>
    <style:style style:name="T46" style:family="text">
      <style:text-properties officeooo:rsid="00ae9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ab/><text:tab/><text:tab/><text:tab/>The Angels &amp; Demons of <text:span text:style-name="Default_20_Paragraph_20_Font"><text:span text:style-name="T2">The Water Knife </text:span></text:span></text:p>
      <text:p text:style-name="Standard"/>
      <text:p text:style-name="Standard"><text:tab/>The Water Knife by Paolo Bacigalupi opens with Angel, an enforcer for the Southern Nevada Authority (SNWA), looking down at a Cypress arcology, or Eden: a world where the water has run dry, and the West is now a desert. Using a maze of legal loopholes provided by Charles Braxton on behalf of his boss, Catherine Case, Angel allows Las Vegas to hoard water, providing it to those oblivious to his protection while destroying the water facilities of rival states. Although the idea of a violent future over water might seem unreal, the author stated in an interview that water scarcity is a reality, and the book is a possible "what-if" scenario where civility and peace have disappeared with water (Eveld).</text:p>
      <text:p text:style-name="Standard"/>
      <text:p text:style-name="P3">The fictional world shares many historical similarities with the 1900-1920s, a period shaped by water wars with civil engineers such as William Mulholland, who was regarded as both an angel by his community and the devil incarnate by those in the Owens Valley ("Cadillac Desert"). Set in a not-too-distant future, the entire southwestern United States has devolved into a hellscape where the water has run dry, and city agents are now enforcers in a water cold war. Instead of litigating and buying water rights, along with building dams, states still litigate but also use Apache helicopters to blow up water processing plants of entire cities. Angel’s reality is one in which water is life, and many will kill for the supply.</text:p>
      <text:p text:style-name="Standard"><text:tab/></text:p>
      <text:p text:style-name="P10">The novel ties water with the themes of faith and ignorance. In the residents of the Las Vegas arcology live isolated lives, ignorant of Angel’s role in their water supply and oblivious to the situation of Zoners living in Phoenix who are without a guardian angel. The Merry Perrys are modeled after Rick Perry, who during the 2011 drought, organized prayer circles and called upon all to "pray for rain" (Fritz, "Texas Prayed for Drought-Busting Rain"). In Angel’s desperate and violent world, hopeful characters still hold fast to dreams of water one day falling from the sky. The situation is similar to reality where the Colorado River provides drinking water to over 36 million people but has been over-allocated to the Southwest. Lake Mead, said to be at an all-time record low of 39%, is now empty with bathtub rings in our story ("Chasing Rivers"). Due to the aqueducts and reservoirs that bring water from rivers across hundreds of miles, those who live in the Southwest today have largely forgotten that the West is a desert ("Cadillac Desert").</text:p>
      <text:p text:style-name="Standard"/>
      <text:p text:style-name="P3"><text:span text:style-name="T5">The theme of angels and demons plays out in the novel through Angel and similarly in history through Los Angeles which shares similarities with the character in both name and </text:span><text:span text:style-name="T6">characteristics. Los Angeles</text:span><text:span text:style-name="T5"> translated to “The City of Angels” </text:span><text:span text:style-name="T38">has a history of destroying other cities such as Owens Valley to secure their water supply</text:span><text:span text:style-name="T5"> </text:span><text:span text:style-name="T7">(“How Los Angeles Got Its Nickname”).</text:span><text:span text:style-name="T5"> </text:span><text:span text:style-name="T38">Similarly in the novel, </text:span>Angel, as the "water knife," <text:span text:style-name="T38">uses</text:span> any means necessary to secure water for Catherine Case, <text:span text:style-name="T38">a woman symbolizing life or the Virgin Mary for Vegas and the skinny lady or La Santa Muerta for other cities. </text:span>Th<text:span text:style-name="T40">is</text:span> theme of Santa Muerte, the patron saint of death, is used to add a sense of foreboding and danger to the story <text:span text:style-name="T41">when Case orders Carver Cities’ destruction</text:span>. <text:span text:style-name="T39">Case </text:span><text:span text:style-name="T42">a fallen civil servant now engaged in acts of evil</text:span><text:span text:style-name="T39"> may even be tied to </text:span><text:span text:style-name="T43">the biblical Lucifer</text:span><text:span text:style-name="T39">, </text:span><text:span text:style-name="T42">when she says the phrase “If they can’t police their damn water mains, they can drink dust”, being the equivalent to</text:span><text:span text:style-name="T39"> </text:span>“<text:span text:style-name="T4">Better to reign in Hell, than serve in Heav’n” (Milton, Book 1, line 263). </text:span>The Virgin theme is also present, as the city of Las Vegas is referred to as "Our Lady of the Desert," emphasizing the importance of water to the people who live in this harsh environment. Godwater, the belief that water is a divine gift, is also a recurring theme throughout the novel, highlighting the importance of water to the characters' lives.</text:p>
      <text:p text:style-name="P3"/>
      <text:p text:style-name="P8">This reverence for water <text:span text:style-name="T3">also ties in </text:span><text:span text:style-name="T20">with</text:span><text:span text:style-name="T3"> Lucy, a journalist who dreams of rain and refers to it as</text:span> “Godwater”. <text:s/><text:span text:style-name="T3">Similarly, a historical </text:span>parallel <text:span text:style-name="T3">occurred</text:span> when the drought-stricken residents of Los Angeles first drank from the Los Angeles aqueduct and see William Mulholland as a saint. Angel, the <text:soft-page-break/>saboteur of water supplies, remains amazed by the Colorado river, reflecting that the Hindus had once worshipped rivers. In contrast, Catherine Case, regarded as a cold-blooded water witch, relies on hard statistics and espionage to destroy towns <text:span text:style-name="T7">similar to her historical counterpart Pat Mulroy</text:span> <text:span text:style-name="T7">(“Killing Colorado”)</text:span>. Catherine remains a central figure to this story, bringing life to Las Vegas while destroying the Carver City’s water processing facility. Following Case’s orders, Angel passes through Las Vegas, a symbol of life with its glimmering lights and plentiful supply, and then takes aim at the Colorado River, lining up destruction targets in his tactical visor feed. What had once been a sacred confluence worshiped by Indian Tribes <text:span text:style-name="T8">and a</text:span> near unlimited resource is now <text:span text:style-name="T8">a</text:span> slow trickle. </text:p>
      <text:p text:style-name="P8"/>
      <text:p text:style-name="P12"><text:span text:style-name="T9"><text:tab/>Lucy’s </text:span><text:span text:style-name="T21">section</text:span><text:span text:style-name="T9"> in the novel </text:span><text:span text:style-name="T27">also </text:span><text:span text:style-name="T10">focuses on </text:span><text:span text:style-name="T27">the theme of </text:span><text:span text:style-name="T21">societal collapse</text:span><text:span text:style-name="T10"> </text:span><text:span text:style-name="T30">and </text:span><text:span text:style-name="T31">th</text:span><text:span text:style-name="T32">emes of death</text:span><text:span text:style-name="T27">.</text:span><text:span text:style-name="T10"> </text:span><text:span text:style-name="T11">Whereas in Mulholland’s day people focused on life and the advancement of society </text:span><text:span text:style-name="T12">with an endless supply </text:span><text:span text:style-name="T44">of </text:span><text:span text:style-name="T12">construction and water projects for Los Angeles, Phoenix appears to be going the opposite direction </text:span><text:span text:style-name="T13">and </text:span><text:span text:style-name="T45">referred</text:span><text:span text:style-name="T13"> to as “</text:span><text:span text:style-name="T12">down the tubes”. </text:span><text:span text:style-name="T14">Journalism </text:span><text:span text:style-name="T15">which had once been print is dominated in the novel by a merger of online news outlets with Kindle/Washington Post, Google/The New York Times, </text:span><text:span text:style-name="T16">and Hilton 6 an odd merger of Hilton and Motel 6</text:span><text:span text:style-name="T15">. </text:span><text:span text:style-name="T32">The</text:span><text:span text:style-name="T17"> mergers </text:span><text:span text:style-name="T32">show that journalism </text:span><text:span text:style-name="T33">itself is dying</text:span><text:span text:style-name="T32"> </text:span><text:span text:style-name="T28">and </text:span><text:span text:style-name="T33">being replaced</text:span><text:span text:style-name="T28"> </text:span><text:span text:style-name="T33">with the equivalent of vultures that </text:span><text:span text:style-name="T28">profit off collapse and death of communities. </text:span><text:span text:style-name="T29">While Lucy click</text:span><text:span text:style-name="T35">s</text:span><text:span text:style-name="T29"> through her feed, </text:span><text:span text:style-name="T34">her </text:span><text:span text:style-name="T35">published story</text:span><text:span text:style-name="T34"> </text:span><text:span text:style-name="T35">of collapse is outdone by one focusing on the violent destruction of the water facility. </text:span><text:span text:style-name="T36">Lucy’s world is one where the theme of death is a competition </text:span><text:span text:style-name="T37">either to be inflicted or to be reported.</text:span></text:p>
      <text:p text:style-name="P3"/>
      <text:p text:style-name="P11">The violence continues in Jaime, Lucy’s former coworker, whose eyes are viciously gouged and ultimately murdered for his plan to sell senior water rights. The story seems to borrow concepts from the movie “Chinatown,” where a mysterious cabal maims one of the characters for being a little too nosy <text:span text:style-name="T18">(Polanski and Towne)</text:span>. <text:s/><text:span text:style-name="T22">The theme of martyrs is also present in the story where characters suffer for their communities. Although no </text:span><text:span text:style-name="T23">Saint Jesus and motivated by profit</text:span><text:span text:style-name="T22">, Jaime’s death </text:span><text:span text:style-name="T24">represents a </text:span><text:span text:style-name="T26">figure who knew the truth whose</text:span><text:span text:style-name="T22"> sacrifice </text:span><text:span text:style-name="T26">pushed others such as Lucy to seek the truth</text:span><text:span text:style-name="T24">. Another example is </text:span><text:span text:style-name="T22">Simon Yu </text:span><text:span text:style-name="T24">who nearly </text:span><text:span text:style-name="T25">martyrs himself trying to protect the water facility. </text:span>This ties into the theme of water as a sacred and life-giving resource, and those who try to manipulate it for personal gain are punished. The fact that Jaime is killed for trying to sell senior water rights, which is essentially ownership of water, highlights the power dynamic at play in the story. Those who control the water hold immense power over the lives of others and will stop at nothing to maintain that control. <text:span text:style-name="T19">The novel is a</text:span> <text:span text:style-name="T19">reminder and </text:span>warning about <text:span text:style-name="T19">our history and a possible violent</text:span> future over the fight for water.</text:p>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Works Cited:</text:p>
      <text:p text:style-name="Standard"/>
      <text:p text:style-name="P5">“Cadillac Desert.” YouTube, YouTube, 10 July 2017, <text:a xlink:type="simple" xlink:href="https://www.youtube.com/watch?v=PR2BSGQt2DU" text:style-name="Internet_20_link" text:visited-style-name="Visited_20_Internet_20_Link">https://www.youtube.com/watch?v=PR2BSGQt2DU</text:a>.</text:p>
      <text:p text:style-name="P5"/>
      <text:p text:style-name="P5">“Chasing Rivers, Part 1: The Colorado | Nat Geo Live.” YouTube, YouTube, 10 Nov. 2014, <text:a xlink:type="simple" xlink:href="https://www.youtube.com/watch?v=xt5uJrWW1gE" text:style-name="Internet_20_link" text:visited-style-name="Visited_20_Internet_20_Link">https://www.youtube.com/watch?v=xt5uJrWW1gE</text:a>.</text:p>
      <text:p text:style-name="P5"/>
      <text:p text:style-name="P5">“Colorado River Basin.” The Nature Conservancy, <text:a xlink:type="simple" xlink:href="https://www.nature.org/en-us/about-us/where-we-work/priority-landscapes/colorado-river/" text:style-name="Internet_20_link" text:visited-style-name="Visited_20_Internet_20_Link">https://www.nature.org/en-us/about-us/where-we-work/priority-landscapes/colorado-river/</text:a>.</text:p>
      <text:p text:style-name="P5"/>
      <text:p text:style-name="P5">“The Culture Trip.” The Culture Trip, The Culture Trip, 11 May 2021, <text:a xlink:type="simple" xlink:href="https://theculturetrip.com/north-america/usa/california/articles/how-los-angeles-got-its-nickname-the-city-of-angels/" text:style-name="Internet_20_link" text:visited-style-name="Visited_20_Internet_20_Link">https://theculturetrip.com/north-america/usa/california/articles/how-los-angeles-got-its-nickname-the-city-of-angels/</text:a>.</text:p>
      <text:p text:style-name="P6"/>
      <text:p text:style-name="P6">EVELD, EDWARD M. “In ‘The Water Knife,’ Extreme Drought Creates a Dystopian America.” The Kansas City Star, 14 Jun. 2015, <text:a xlink:type="simple" xlink:href="https://www.kansascity.com/entertainment/books/article25589425.html" text:style-name="Internet_20_link" text:visited-style-name="Visited_20_Internet_20_Link">https://www.kansascity.com/entertainment/books/article25589425.html</text:a>.</text:p>
      <text:p text:style-name="P6"/>
      <text:p text:style-name="P5">Fritz, Angela. “Texas Prayed for Drought-Busting Rain Four Years Ago. It Finally Came.” The Washington Post, WP Company, 4 Dec. 2021, <text:a xlink:type="simple" xlink:href="https://www.washingtonpost.com/news/capital-weather-gang/wp/2015/05/22/texas-prayed-for-drought-busting-rain-four-years-ago-it-finally-came/" text:style-name="Internet_20_link" text:visited-style-name="Visited_20_Internet_20_Link">https://www.washingtonpost.com/news/capital-weather-gang/wp/2015/05/22/texas-prayed-for-drought-busting-rain-four-years-ago-it-finally-came/</text:a>.</text:p>
      <text:p text:style-name="P5"/>
      <text:p text:style-name="P5">Milton, John. Paradise Lost. Edited by John Leonard, Penguin Classics, 2003, https://standardebooks.org/ebooks/john-milton/paradise-lost/text/single-page. Accessed 22 Feb. 2023.</text:p>
      <text:p text:style-name="P5"/>
      <text:p text:style-name="P5">Pacigalupi, Paolo. The Water Knife. Alfred A. Knopf, 2015.</text:p>
      <text:p text:style-name="P5"/>
      <text:p text:style-name="P5">Polanski, Roman, director. Chinatown. Paramount Pictures, 1974.</text:p>
      <text:p text:style-name="P5"/>
      <text:p text:style-name="P5">"Killing Colorado: How Las Vegas Is Gambling with California's Water Supply." ProPublica, 14 Dec. 2015, <text:a xlink:type="simple" xlink:href="https://www.propublica.org/article/killing-colorado-pat-mulroy-las-vegas-water-witch" text:style-name="Internet_20_link" text:visited-style-name="Visited_20_Internet_20_Link">https://www.propublica.org/article/killing-colorado-pat-mulroy-las-vegas-water-witch</text:a>.</text:p>
      <text:p text:style-name="P5"/>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a0"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Header">
      <style:paragraph-properties fo:text-align="end" style:justify-single-word="false"/>
    </style:style>
    <style:style style:name="MT1" style:family="text">
      <style:text-properties officeooo:rsid="00ae99d5"/>
    </style:style>
    <style:style style:name="MT2" style:family="text">
      <style:text-properties officeooo:rsid="00a619d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02in" fo:margin-left="0in" fo:margin-right="0in" fo:margin-bottom="0in" fo:background-color="transparent" style:dynamic-spacing="tru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text:tab/><text:tab/>Nguyen <text:span text:style-name="MT1">3</text:span></text:p>
        <text:p text:style-name="Header"/>
      </style:header>
      <style:header-left>
        <text:p text:style-name="MP1"><text:tab/><text:tab/>Nguyen <text:span text:style-name="MT1">2</text:span></text:p>
        <text:p text:style-name="Header"/>
      </style:header-left>
      <style:header-first>
        <text:p text:style-name="MP2">Albert Nguyen</text:p>
        <text:p text:style-name="MP2">ENGL101-<text:span text:style-name="MT2">42537 MW 06:00 PM – 10:30 PM</text:span></text:p>
        <text:p text:style-name="Header"/>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3-02-23T14:44:00Z</meta:creation-date>
    <dc:date>2023-03-02T17:22:24.403000000</dc:date>
    <meta:editing-cycles>172</meta:editing-cycles>
    <meta:editing-duration>PT8H32M</meta:editing-duration>
    <meta:document-statistic meta:table-count="0" meta:image-count="0" meta:object-count="0" meta:page-count="3" meta:paragraph-count="27" meta:word-count="1372" meta:character-count="8820" meta:non-whitespace-character-count="7455"/>
    <meta:template xlink:type="simple" xlink:actuate="onRequest" xlink:title="" xlink:href="file:///C:/Users/user/Downloads/Nguyen_Albert_Essay_1_RoughDraft.odt/Normal.dotm"/>
  </office:meta>
</office:document-meta>
</file>